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ffsetOperation.set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fsetOperation.setup( 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ffsetOperation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ffsetOperation.apply( WritableRaster im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